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7437in"/>
    </style:style>
    <style:style style:name="TableColumn28" style:family="table-column">
      <style:table-column-properties style:column-width="0.3763in"/>
    </style:style>
    <style:style style:name="TableColumn29" style:family="table-column">
      <style:table-column-properties style:column-width="0.8687in"/>
    </style:style>
    <style:style style:name="TableColumn30" style:family="table-column">
      <style:table-column-properties style:column-width="0.7097in"/>
    </style:style>
    <style:style style:name="TableColumn31" style:family="table-column">
      <style:table-column-properties style:column-width="3.0263in"/>
    </style:style>
    <style:style style:name="Table26" style:family="table">
      <style:table-properties style:width="6.725in" fo:margin-left="-0.7833in" style:writing-mode="rl-tb" table:align="center"/>
    </style:style>
    <style:style style:name="TableRow32" style:family="table-row">
      <style:table-row-properties/>
    </style:style>
    <style:style style:name="TableCell33" style:family="table-cell">
      <style:table-cell-properties fo:border="0.0138in solid #F9B074" fo:background-color="#FDE4D0" fo:padding-top="0in" fo:padding-left="0.075in" fo:padding-bottom="0in" fo:padding-right="0.075in"/>
    </style:style>
    <style:style style:name="P3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9" style:family="table-row">
      <style:table-row-properties/>
    </style:style>
    <style:style style:name="TableCell40" style:family="table-cell">
      <style:table-cell-properties fo:border="0.0138in solid #F9B074" fo:background-color="#FBCAA2" fo:padding-top="0in" fo:padding-left="0.075in" fo:padding-bottom="0in" fo:padding-right="0.075in"/>
    </style:style>
    <style:style style:name="P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138in solid #F9B074" fo:background-color="#FDE4D0" fo:padding-top="0in" fo:padding-left="0.075in" fo:padding-bottom="0in" fo:padding-right="0.075in"/>
    </style:style>
    <style:style style:name="P48" style:parent-style-name="ללאמרווח" style:family="paragraph">
      <style:paragraph-properties fo:text-align="justify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min-row-height="0.2451in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3" style:parent-style-name="ללאמרווח" style:family="paragraph">
      <style:paragraph-properties fo:text-align="justify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6" style:parent-style-name="ללאמרווח" style:family="paragraph">
      <style:paragraph-properties fo:text-align="justify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1" style:family="table-row">
      <style:table-row-properties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2" style:family="table-row">
      <style:table-row-properties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</style:style>
    <style:style style:name="T1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2" style:parent-style-name="ללאמרווח" style:family="paragraph">
      <style:paragraph-properties>
        <style:tab-stops>
          <style:tab-stop style:type="left" style:position="0.277in"/>
          <style:tab-stop style:type="center" style:position="2.909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3" style:family="table-row">
      <style:table-row-properties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</style:style>
    <style:style style:name="T12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5" style:parent-style-name="ללאמרווח" style:family="paragraph">
      <style:paragraph-properties>
        <style:tab-stops>
          <style:tab-stop style:type="left" style:position="0.277in"/>
          <style:tab-stop style:type="center" style:position="2.909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>
        <style:tab-stops>
          <style:tab-stop style:type="left" style:position="0.2354in"/>
          <style:tab-stop style:type="center" style:position="2.909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9" style:family="table-row">
      <style:table-row-properties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</style:style>
    <style:style style:name="T1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>
        <style:tab-stops>
          <style:tab-stop style:type="left" style:position="0.2458in"/>
          <style:tab-stop style:type="center" style:position="2.909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2" style:family="table-row">
      <style:table-row-properties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</style:style>
    <style:style style:name="T1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3" style:family="table-row">
      <style:table-row-properties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justify"/>
    </style:style>
    <style:style style:name="T17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4" style:family="table-row">
      <style:table-row-properties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8" style:parent-style-name="ללאמרווח" style:family="paragraph">
      <style:paragraph-properties>
        <style:tab-stops>
          <style:tab-stop style:type="left" style:position="1.1625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9" style:family="table-row">
      <style:table-row-properties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7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8" style:family="table-row">
      <style:table-row-properties/>
    </style:style>
    <style:style style:name="TableCell1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0" style:parent-style-name="ללאמרווח" style:family="paragraph">
      <style:paragraph-properties fo:text-align="justify"/>
    </style:style>
    <style:style style:name="T2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8" style:parent-style-name="ללאמרווח" style:family="paragraph">
      <style:paragraph-properties fo:text-align="justify"/>
    </style:style>
    <style:style style:name="T2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2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צפרוני<text:s/>ספקי כימיקלים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כתובת:<text:s/></text:p>
          </table:table-cell>
          <table:table-cell table:style-name="TableCell35" table:number-columns-spanned="2">
            <text:p text:style-name="P36">רחוב</text:p>
          </table:table-cell>
          <table:covered-table-cell/>
          <table:table-cell table:style-name="TableCell37" table:number-columns-spanned="2">
            <text:p text:style-name="P38">החומה מ'ס 4. ראשון לציון אזה"ת אזור( מערב).</text:p>
          </table:table-cell>
          <table:covered-table-cell/>
        </table:table-row>
        <table:table-row table:style-name="TableRow39">
          <table:table-cell table:style-name="TableCell40">
            <text:p text:style-name="P41">ייעוד העסק:</text:p>
          </table:table-cell>
          <table:table-cell table:style-name="TableCell42" table:number-columns-spanned="2">
            <text:p text:style-name="P43"/>
          </table:table-cell>
          <table:covered-table-cell/>
          <table:table-cell table:style-name="TableCell44" table:number-columns-spanned="2">
            <text:p text:style-name="P45"><text:s/>איחסון ושיווק<text:s/>כימיקלים.</text:p>
          </table:table-cell>
          <table:covered-table-cell/>
        </table:table-row>
        <table:table-row table:style-name="TableRow46">
          <table:table-cell table:style-name="TableCell47">
            <text:p text:style-name="P48"><text:span text:style-name="T49">היתר רעלים<text:s/></text:span><text:span text:style-name="T50">:</text:span><text:span text:style-name="T51"><text:s/>יש</text:span></text:p>
          </table:table-cell>
          <table:table-cell table:style-name="TableCell52" table:number-columns-spanned="2">
            <text:p text:style-name="P53">רמת סיווג:<text:s/></text:p>
          </table:table-cell>
          <table:covered-table-cell/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<text:s/>יש.</text:p>
          </table:table-cell>
        </table:table-row>
        <table:table-row table:style-name="TableRow60">
          <table:table-cell table:style-name="TableCell61" table:number-columns-spanned="2">
            <text:p text:style-name="P62"/>
          </table:table-cell>
          <table:covered-table-cell/>
          <table:table-cell table:style-name="TableCell63" table:number-columns-spanned="3">
            <text:p text:style-name="P64">חומרים<text:s/>מסוכנים<text:s/>במפעל<text:tab/>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 table:number-columns-spanned="2">
            <text:p text:style-name="P69">כמות וסוג אריזה.</text:p>
          </table:table-cell>
          <table:covered-table-cell/>
          <table:table-cell table:style-name="TableCell70">
            <text:p text:style-name="P71">קוד חירום.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3241.3077.2717.3077.</text:p>
          </table:table-cell>
          <table:table-cell table:style-name="TableCell77" table:number-columns-spanned="2">
            <text:p text:style-name="P78">בקרטונים ובשקים .</text:p>
          </table:table-cell>
          <table:covered-table-cell/>
          <table:table-cell table:style-name="TableCell79">
            <text:p text:style-name="P80"><text:span text:style-name="T81">X</text:span><text:span text:style-name="T82">-2.</text:span></text:p>
            <text:p text:style-name="P83"><text:bookmark-start text:name="_GoBack"/><text:bookmark-end text:name="_GoBack"/><text:span text:style-name="T84">Y</text:span><text:span text:style-name="T85">-1.</text:span></text:p>
            <text:p text:style-name="P86"><text:span text:style-name="T87">Z</text:span><text:span text:style-name="T88">-1.</text:span></text:p>
          </table:table-cell>
          <table:table-cell table:style-name="TableCell89">
            <text:p text:style-name="P90">בחדר בתוך המפעל בצד צפון.</text:p>
          </table:table-cell>
        </table:table-row>
        <table:table-row table:style-name="TableRow91">
          <table:table-cell table:style-name="TableCell92">
            <text:p text:style-name="P93">3265.</text:p>
          </table:table-cell>
          <table:table-cell table:style-name="TableCell94" table:number-columns-spanned="2">
            <text:p text:style-name="P95">1.6-טון,מיכל<text:s/><text:s text:c="6"/>פלסטיק.</text:p>
          </table:table-cell>
          <table:covered-table-cell/>
          <table:table-cell table:style-name="TableCell96">
            <text:p text:style-name="P97"><text:span text:style-name="T98">X</text:span><text:span text:style-name="T99">-2.</text:span></text:p>
          </table:table-cell>
          <table:table-cell table:style-name="TableCell100">
            <text:p text:style-name="P101">בצד דרום,בחצר המפעל.</text:p>
          </table:table-cell>
        </table:table-row>
        <table:table-row table:style-name="TableRow102">
          <table:table-cell table:style-name="TableCell103">
            <text:p text:style-name="P104">3082.</text:p>
          </table:table-cell>
          <table:table-cell table:style-name="TableCell105" table:number-columns-spanned="2">
            <text:p text:style-name="P106">13.6-טון,חביות.</text:p>
          </table:table-cell>
          <table:covered-table-cell/>
          <table:table-cell table:style-name="TableCell107">
            <text:p text:style-name="P108"><text:span text:style-name="T109">X</text:span><text:span text:style-name="T110">-2.</text:span></text:p>
          </table:table-cell>
          <table:table-cell table:style-name="TableCell111">
            <text:p text:style-name="P112">בצד<text:s/>דרום,בחצר<text:s/>המפעל.</text:p>
          </table:table-cell>
        </table:table-row>
        <table:table-row table:style-name="TableRow113">
          <table:table-cell table:style-name="TableCell114">
            <text:p text:style-name="P115">1169.</text:p>
          </table:table-cell>
          <table:table-cell table:style-name="TableCell116" table:number-columns-spanned="2">
            <text:p text:style-name="P117">200-ק"ג,חבית.</text:p>
          </table:table-cell>
          <table:covered-table-cell/>
          <table:table-cell table:style-name="TableCell118">
            <text:p text:style-name="P119"><text:span text:style-name="T120">E</text:span><text:span text:style-name="T121">-</text:span><text:span text:style-name="T122">Y</text:span><text:span text:style-name="T123">-3.</text:span></text:p>
          </table:table-cell>
          <table:table-cell table:style-name="TableCell124">
            <text:p text:style-name="P125">בצד<text:s/>דרום,בחצר<text:s/>המפעל.</text:p>
          </table:table-cell>
        </table:table-row>
        <table:table-row table:style-name="TableRow126">
          <table:table-cell table:style-name="TableCell127">
            <text:p text:style-name="P128">1866.</text:p>
          </table:table-cell>
          <table:table-cell table:style-name="TableCell129" table:number-columns-spanned="2">
            <text:p text:style-name="P130">1-טון, חביות.</text:p>
          </table:table-cell>
          <table:covered-table-cell/>
          <table:table-cell table:style-name="TableCell131">
            <text:p text:style-name="P132"><text:span text:style-name="T133">E</text:span><text:span text:style-name="T134">-</text:span><text:span text:style-name="T135">Y</text:span><text:span text:style-name="T136">-3.</text:span></text:p>
          </table:table-cell>
          <table:table-cell table:style-name="TableCell137">
            <text:p text:style-name="P138">בצד<text:s/>דרום,בחצר<text:s/>המפעל.</text:p>
          </table:table-cell>
        </table:table-row>
        <table:table-row table:style-name="TableRow139">
          <table:table-cell table:style-name="TableCell140">
            <text:p text:style-name="P141">1293.</text:p>
          </table:table-cell>
          <table:table-cell table:style-name="TableCell142" table:number-columns-spanned="2">
            <text:p text:style-name="P143">400-ק"ג,מיכל פלסטיק .</text:p>
          </table:table-cell>
          <table:covered-table-cell/>
          <table:table-cell table:style-name="TableCell144">
            <text:p text:style-name="P145"><text:span text:style-name="T146">E</text:span><text:span text:style-name="T147">-</text:span><text:span text:style-name="T148">-Y</text:span><text:span text:style-name="T149">3.</text:span></text:p>
          </table:table-cell>
          <table:table-cell table:style-name="TableCell150">
            <text:p text:style-name="P151">בצד<text:s/>דרום,בחצר<text:s/>המפעל.</text:p>
          </table:table-cell>
        </table:table-row>
        <table:table-row table:style-name="TableRow152">
          <table:table-cell table:style-name="TableCell153">
            <text:p text:style-name="P154">1987.</text:p>
          </table:table-cell>
          <table:table-cell table:style-name="TableCell155" table:number-columns-spanned="2">
            <text:p text:style-name="P156">1-טון,חביות.</text:p>
          </table:table-cell>
          <table:covered-table-cell/>
          <table:table-cell table:style-name="TableCell157">
            <text:p text:style-name="P158"><text:span text:style-name="T159">Y</text:span><text:span text:style-name="T160">-3.</text:span></text:p>
          </table:table-cell>
          <table:table-cell table:style-name="TableCell161">
            <text:p text:style-name="P162">בצד<text:s/>דרום,בחצר<text:s/>המפעל.</text:p>
          </table:table-cell>
        </table:table-row>
        <table:table-row table:style-name="TableRow163">
          <table:table-cell table:style-name="TableCell164">
            <text:p text:style-name="P165">1760.</text:p>
          </table:table-cell>
          <table:table-cell table:style-name="TableCell166" table:number-columns-spanned="2">
            <text:p text:style-name="P167">3-טון,חביות.</text:p>
          </table:table-cell>
          <table:covered-table-cell/>
          <table:table-cell table:style-name="TableCell168">
            <text:p text:style-name="P169"><text:span text:style-name="T170">X</text:span><text:span text:style-name="T171">-2.</text:span></text:p>
          </table:table-cell>
          <table:table-cell table:style-name="TableCell172">
            <text:p text:style-name="P173">בצד<text:s/>דרום,בחצר<text:s/>המפעל.</text:p>
          </table:table-cell>
        </table:table-row>
        <table:table-row table:style-name="TableRow174">
          <table:table-cell table:style-name="TableCell175" table:number-columns-spanned="2">
            <text:p text:style-name="P176"/>
          </table:table-cell>
          <table:covered-table-cell/>
          <table:table-cell table:style-name="TableCell177" table:number-columns-spanned="3">
            <text:p text:style-name="P178"><text:tab/></text:p>
          </table:table-cell>
          <table:covered-table-cell/>
          <table:covered-table-cell/>
        </table:table-row>
        <table:table-row table:style-name="TableRow179">
          <table:table-cell table:style-name="TableCell180">
            <text:p text:style-name="P181">שם</text:p>
          </table:table-cell>
          <table:table-cell table:style-name="TableCell182" table:number-columns-spanned="2">
            <text:p text:style-name="P183">טלפון</text:p>
          </table:table-cell>
          <table:covered-table-cell/>
          <table:table-cell table:style-name="TableCell184">
            <text:p text:style-name="P185"/>
          </table:table-cell>
          <table:table-cell table:style-name="TableCell186">
            <text:p text:style-name="P187">נייד</text:p>
          </table:table-cell>
        </table:table-row>
        <table:table-row table:style-name="TableRow188">
          <table:table-cell table:style-name="TableCell189">
            <text:p text:style-name="P190">משה.</text:p>
            <text:p text:style-name="P191">רפי.</text:p>
          </table:table-cell>
          <table:table-cell table:style-name="TableCell192" table:number-columns-spanned="2">
            <text:p text:style-name="P193">03:9611955.</text:p>
          </table:table-cell>
          <table:covered-table-cell/>
          <table:table-cell table:style-name="TableCell194">
            <text:p text:style-name="P195"/>
          </table:table-cell>
          <table:table-cell table:style-name="TableCell196">
            <text:p text:style-name="P197">050:5463463.</text:p>
            <text:p text:style-name="P198">050:5287789.</text:p>
          </table:table-cell>
        </table:table-row>
      </table:table>
      <text:p text:style-name="P199"/>
      <text:p text:style-name="P200"><text:span text:style-name="T201">הערות מיוחדות:</text:span><text:span text:style-name="T202"><text:s/></text:span><text:span text:style-name="T203">החומרים בחצר המפעל בסמיכות לדלת הכניסה הראשית</text:span><text:span text:style-name="T204">.</text:span></text:p>
      <text:p text:style-name="P205"/>
      <text:p text:style-name="P206"/>
      <text:p text:style-name="P207"/>
      <text:p text:style-name="P208"><text:span text:style-name="T209">סיור וממצאים:<text:s/></text:span><text:span text:style-name="T210">אבישי פפיאשוילי.</text:span><text:span text:style-name="T211">הבדיקה בוצעה בחודש אוגוסט 2013.</text:span></text:p>
      <text:p text:style-name="P212"/>
      <text:p text:style-name="P213"/>
      <text:p text:style-name="P214"/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0:00Z</meta:creation-date>
    <dc:date>2014-05-21T07:50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50" meta:character-count="899" meta:row-count="6" meta:non-whitespace-character-count="750"/>
  </office:meta>
</office:document-meta>
</file>